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Firewalling with firewalld</text:p>
          </draw:text-box>
        </draw:frame>
        <draw:frame draw:style-name="TransBox" svg:width="31.8700cm" svg:height="3.5000cm" svg:x="1.0000cm" svg:y="8.8000cm">
          <draw:text-box>
            <text:p text:style-name="PBody">firewalld is the default firewall manager on RHEL 10. It uses the concept of zones to apply rules based on network trust level. Resource: Notes RHEL 10 — Using and configuring firewalld: Official firewalld guide inclu…</text:p>
          </draw:text-box>
        </draw:frame>
        <draw:frame draw:style-name="TransBox" svg:width="31.8700cm" svg:height="0.7000cm" svg:x="1.0000cm" svg:y="17.8000cm">
          <draw:text-box>
            <text:p text:style-name="PFooter">03-rhcsa/firewall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re concepts</text:p>
            <text:p text:style-name="PBullet">▶  Check firewalld status</text:p>
            <text:p text:style-name="PBullet">▶  Default zone</text:p>
            <text:p text:style-name="PBullet">▶  Allow a service</text:p>
            <text:p text:style-name="PBullet">▶  Remove a service</text:p>
            <text:p text:style-name="PBullet">▶  Allow a port</text:p>
            <text:p text:style-name="PBullet">▶  Remove a port</text:p>
            <text:p text:style-name="PBullet">▶  List rul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re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zone: A trust level applied to a network interface or source IP</text:p>
            <text:p text:style-name="PBullet">• service: A named rule set (e.g., ssh, http) defined in XML</text:p>
            <text:p text:style-name="PBullet">• port: A direct port/protocol rule (e.g., 8080/tcp)</text:p>
            <text:p text:style-name="PBullet">• rich rule: More expressive rule with source/destination/action</text:p>
            <text:p text:style-name="PBullet">• runtime: Currently active rules (lost on reload)</text:p>
            <text:p text:style-name="PBullet">• permanent: Rules saved to disk (survive reload/reboot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firewalld status</text:p>
          </draw:text-box>
        </draw:frame>
        <draw:frame draw:style-name="CodeBox" svg:width="31.8700cm" svg:height="13.5500cm" svg:x="1.0000cm" svg:y="4.0000cm">
          <draw:text-box>
            <text:p text:style-name="PCode">sudo firewall-cmd --state          # running or not running
sudo firewall-cmd --list-all       # show active zone + all rules
sudo firewall-cmd --get-zones      # list all available zones
sudo firewall-cmd --get-default-zone
sudo firewall-cmd --get-active-zon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efault zone</text:p>
          </draw:text-box>
        </draw:frame>
        <draw:frame draw:style-name="TransBox" svg:width="15.7350cm" svg:height="13.5500cm" svg:x="1.0000cm" svg:y="4.0000cm">
          <draw:text-box>
            <text:p text:style-name="PBullet">• The default zone applies to interfaces not explicitly assigned to another zone.</text:p>
            <text:p text:style-name="PBullet">• On most RHEL VMs the default zone is public.</text:p>
          </draw:text-box>
        </draw:frame>
        <draw:frame draw:style-name="CodeBox" svg:width="15.7350cm" svg:height="13.5500cm" svg:x="17.1350cm" svg:y="4.0000cm">
          <draw:text-box>
            <text:p text:style-name="PCode">sudo firewall-cmd --get-default-zone

# Change default zone
sudo firewall-cmd --set-default-zone=ho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ow a service</text:p>
          </draw:text-box>
        </draw:frame>
        <draw:frame draw:style-name="TransBox" svg:width="15.7350cm" svg:height="13.5500cm" svg:x="1.0000cm" svg:y="4.0000cm">
          <draw:text-box>
            <text:p text:style-name="PBullet">• 💡 Best practice: always use --permanent + --reload</text:p>
            <text:p text:style-name="PBullet">• Using --permanent first and then --reload ensures your rules survive</text:p>
            <text:p text:style-name="PBullet">• reboots and avoids confusion between runtime and permanent state.</text:p>
          </draw:text-box>
        </draw:frame>
        <draw:frame draw:style-name="CodeBox" svg:width="15.7350cm" svg:height="13.5500cm" svg:x="17.1350cm" svg:y="4.0000cm">
          <draw:text-box>
            <text:p text:style-name="PCode"># Runtime only (lost on firewalld reload)
sudo firewall-cmd --add-service=http

# Permanent (survives reload/reboot)
sudo firewall-cmd --permanent --add-service=http

# Both: add permanently AND reload to activate immediately
sudo firewall-cmd --permanent --add-service=http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 service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remove-service=http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ow a port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add-port=8080/tcp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 port</text:p>
          </draw:text-box>
        </draw:frame>
        <draw:frame draw:style-name="CodeBox" svg:width="31.8700cm" svg:height="13.5500cm" svg:x="1.0000cm" svg:y="4.0000cm">
          <draw:text-box>
            <text:p text:style-name="PCode">sudo firewall-cmd --permanent --remove-port=8080/tcp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rules</text:p>
          </draw:text-box>
        </draw:frame>
        <draw:frame draw:style-name="CodeBox" svg:width="31.8700cm" svg:height="13.5500cm" svg:x="1.0000cm" svg:y="4.0000cm">
          <draw:text-box>
            <text:p text:style-name="PCode"># All rules in the default zone
sudo firewall-cmd --list-all

# Rules in a specific zone
sudo firewall-cmd --list-all --zone=public

# List only services
sudo firewall-cmd --list-services

# List only ports
sudo firewall-cmd --list-por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defined services</text:p>
          </draw:text-box>
        </draw:frame>
        <draw:frame draw:style-name="CodeBox" svg:width="31.8700cm" svg:height="13.5500cm" svg:x="1.0000cm" svg:y="4.0000cm">
          <draw:text-box>
            <text:p text:style-name="PCode"># See all available predefined services
sudo firewall-cmd --get-services

# Where service definitions live
ls /usr/lib/firewalld/services/
ls /etc/firewalld/services/   # custom overrides go her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Zones in practice</text:p>
          </draw:text-box>
        </draw:frame>
        <draw:frame draw:style-name="TransBox" svg:width="31.8700cm" svg:height="13.5500cm" svg:x="1.0000cm" svg:y="4.0000cm">
          <draw:text-box>
            <text:p text:style-name="PBullet">• Common zones and their default posture:</text:p>
            <text:p text:style-name="PBullet">• Zone: Intended use</text:p>
            <text:p text:style-name="PBullet">• public: Untrusted public networks — only explicitly allowed traffic in</text:p>
            <text:p text:style-name="PBullet">• home: Trusted home network — less restrictive</text:p>
            <text:p text:style-name="PBullet">• work: Work networks</text:p>
            <text:p text:style-name="PBullet">• trusted: All traffic allowed (use with extreme care)</text:p>
            <text:p text:style-name="PBullet">• drop: All inbound traffic silently dropped</text:p>
            <text:p text:style-name="PBullet">• block: All inbound traffic rejected with ICMP unreachable</text:p>
            <text:p text:style-name="PBullet">• dmz: Servers in a DMZ — limited inbound</text:p>
            <text:p text:style-name="PBullet">• internal: Internal networ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ich rules (advanced)</text:p>
          </draw:text-box>
        </draw:frame>
        <draw:frame draw:style-name="CodeBox" svg:width="31.8700cm" svg:height="13.5500cm" svg:x="1.0000cm" svg:y="4.0000cm">
          <draw:text-box>
            <text:p text:style-name="PCode"># Allow SSH from a specific subnet only
sudo firewall-cmd --permanent \
  --add-rich-rule='rule family="ipv4" source address="192.168.1.0/24" service name="ssh" accept'

# Block a specific IP
sudo firewall-cmd --permanent \
  --add-rich-rule='rule family="ipv4" source address="10.0.0.5" drop'
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squerading (NAT for outbound)</text:p>
          </draw:text-box>
        </draw:frame>
        <draw:frame draw:style-name="TransBox" svg:width="15.7350cm" svg:height="13.5500cm" svg:x="1.0000cm" svg:y="4.0000cm">
          <draw:text-box>
            <text:p text:style-name="PBullet">• ⚠️ Do NOT do this</text:p>
            <text:p text:style-name="PBullet">• `bash</text:p>
            <text:p text:style-name="PBullet">• sudo systemctl stop firewalld</text:p>
            <text:p text:style-name="PBullet">• sudo systemctl disable firewalld</text:p>
            <text:p text:style-name="PBullet">• `</text:p>
            <text:p text:style-name="PBullet">• Disabling the firewall is not a fix for a connectivity problem. Diagnose</text:p>
            <text:p text:style-name="PBullet">• the correct port or service to open instead.</text:p>
          </draw:text-box>
        </draw:frame>
        <draw:frame draw:style-name="CodeBox" svg:width="15.7350cm" svg:height="13.5500cm" svg:x="17.1350cm" svg:y="4.0000cm">
          <draw:text-box>
            <text:p text:style-name="PCode">sudo firewall-cmd --permanent --add-masquerade
sudo firewall-cmd --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rewalling with firewalld</text:p>
          </draw:text-box>
        </draw:frame>
        <draw:frame draw:style-name="TransBox" svg:width="31.8700cm" svg:height="13.5500cm" svg:x="1.0000cm" svg:y="4.0000cm">
          <draw:text-box>
            <text:p text:style-name="PBullet">✓  Core concepts: Term: Meaning</text:p>
            <text:p text:style-name="PBullet">✓  Check firewalld status</text:p>
            <text:p text:style-name="PBullet">✓  Default zone: The default zone applies to interfaces not explicitly assigned to another zone.</text:p>
            <text:p text:style-name="PBullet">✓  Allow a service: 💡 Best practice: always use --permanent + --reload</text:p>
            <text:p text:style-name="PBullet">✓  Remove a service</text:p>
            <text:p text:style-name="PBullet">✓  Allow a port</text:p>
            <text:p text:style-name="PBullet">✓  Remove a port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